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gradient" draw:fill-gradient-name="a4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gradient" draw:fill-gradient-name="a4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gradient" draw:fill-gradient-name="a3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–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–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4" draw:master-page-name="Master1-Layout1-title-Title-Slide" presentation:presentation-page-layout-name="Master1-PPL1" draw:id="Slide-256">
        <draw:frame draw:id="id63" presentation:style-name="a398" draw:name="Title 1" svg:x="1.16667in" svg:y="1.53764in" svg:width="6.75in" svg:height="2.46236in" presentation:class="title" presentation:placeholder="false">
          <draw:text-box>
            <text:p text:style-name="a397" text:class-names="" text:cond-style-name=""><text:span text:style-name="a395" text:class-names="">Charlie Time</text:span><text:span text:style-name="a396" text:class-names=""/></text:p>
          </draw:text-box>
          <svg:title/>
          <svg:desc/>
        </draw:frame>
        <draw:frame draw:id="id64" presentation:style-name="a402" draw:name="Subtitle 2" svg:x="1.16667in" svg:y="4.2715in" svg:width="6.75in" svg:height="1.2285in" presentation:class="subtitle" presentation:placeholder="false">
          <draw:text-box>
            <text:p text:style-name="a401" text:class-names="" text:cond-style-name=""><text:span text:style-name="a399" text:class-names="">c. Taylor 10/10/2015</text:span><text:span text:style-name="a400" text:class-names=""/></text:p>
          </draw:text-box>
          <svg:title/>
          <svg:desc/>
        </draw:frame>
      </draw:page>
      <draw:page draw:name="Slide2" draw:style-name="a404" draw:master-page-name="Master1-Layout2-obj-Title-and-Content" presentation:presentation-page-layout-name="Master1-PPL2" draw:id="Slide-257">
        <draw:frame draw:id="id65" presentation:style-name="a424" draw:name="Content Placeholder 1" svg:x="3.78in" svg:y="1.69in" svg:width="4.62in" svg:height="4.25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5" text:class-names="">Scoop #1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Scoop #2</text:span></text:p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1" text:class-names="">Subscoop</text:span><text:span text:style-name="a412" text:class-names=""/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5" text:class-names="">More<text:s text:c="1"/></text:span><text:span text:style-name="a416" text:class-names="">subscoop</text:span><text:span text:style-name="a417" text:class-names=""/></text:p>
                  </text:list-item>
                </text:list>
              </text:list-item>
            </text:list>
            <text:list text:style-name="a423">
              <text:list-item>
                <text:p text:style-name="a422" text:class-names="" text:cond-style-name=""><text:span text:style-name="a420" text:class-names="">Scoop #3</text:span><text:span text:style-name="a421" text:class-names=""/></text:p>
              </text:list-item>
            </text:list>
          </draw:text-box>
          <svg:title/>
          <svg:desc/>
        </draw:frame>
        <draw:frame draw:id="id66" presentation:style-name="a428" draw:name="Title 2" svg:x="1.17in" svg:y="1.7in" svg:width="2.26744in" svg:height="2.16477in" presentation:class="title" presentation:placeholder="false">
          <draw:text-box>
            <text:p text:style-name="a427" text:class-names="" text:cond-style-name=""><text:span text:style-name="a425" text:class-names="">Here’s the scoop<text:tab/></text:span><text:span text:style-name="a426" text:class-names=""/></text:p>
          </draw:text-box>
          <svg:title/>
          <svg:desc/>
        </draw:frame>
      </draw:page>
      <draw:page draw:name="Slide3" draw:style-name="a430" draw:master-page-name="Master1-Layout2-obj-Title-and-Content" presentation:presentation-page-layout-name="Master1-PPL2" draw:id="Slide-258">
        <draw:frame draw:id="id67" presentation:style-name="a441" draw:name="Content Placeholder 1" svg:x="3.78in" svg:y="1.69in" svg:width="4.62in" svg:height="4.25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1" text:class-names="">Last words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More last words</text:span></text:p>
              </text:list-item>
            </text:list>
            <text:list text:style-name="a440">
              <text:list-item>
                <text:p text:style-name="a439" text:class-names="" text:cond-style-name=""><text:span text:style-name="a437" text:class-names="">Really last words</text:span><text:span text:style-name="a438" text:class-names=""/></text:p>
              </text:list-item>
            </text:list>
          </draw:text-box>
          <svg:title/>
          <svg:desc/>
        </draw:frame>
        <draw:frame draw:id="id68" presentation:style-name="a445" draw:name="Title 2" svg:x="1.17in" svg:y="1.7in" svg:width="2.26744in" svg:height="2.16477in" presentation:class="title" presentation:placeholder="false">
          <draw:text-box>
            <text:p text:style-name="a444" text:class-names="" text:cond-style-name=""><text:span text:style-name="a442" text:class-names="">End of the line</text:span><text:span text:style-name="a44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6667in" svg:y="1.53764in" svg:width="6.75in" svg:height="2.46236in"/>
      <presentation:placeholder presentation:object="subtitle" svg:x="1.16667in" svg:y="4.2715in" svg:width="6.75in" svg:height="1.2285in"/>
      <presentation:placeholder presentation:object="date-time" svg:x="7.83333in" svg:y="0.2072in" svg:width="2in" svg:height="0.39931in"/>
      <presentation:placeholder presentation:object="page-number" svg:x="7.83in" svg:y="6.95139in" svg:width="1.24419in" svg:height="0.39931in"/>
      <presentation:placeholder presentation:object="footer" svg:x="1.17in" svg:y="6.95139in" svg:width="5.58in" svg:height="0.39931in"/>
    </style:presentation-page-layout>
    <style:presentation-page-layout style:name="Master1-PPL2" style:display-name="Title and Content">
      <presentation:placeholder presentation:object="object" svg:x="3.78in" svg:y="1.69in" svg:width="4.62in" svg:height="4.25in"/>
      <presentation:placeholder presentation:object="date-time" svg:x="7.83333in" svg:y="0.2072in" svg:width="2in" svg:height="0.39931in"/>
      <presentation:placeholder presentation:object="page-number" svg:x="7.83in" svg:y="6.95139in" svg:width="1.24419in" svg:height="0.39931in"/>
      <presentation:placeholder presentation:object="footer" svg:x="1.17in" svg:y="6.95139in" svg:width="5.58in" svg:height="0.39931in"/>
      <presentation:placeholder presentation:object="title" svg:x="1.17in" svg:y="1.7in" svg:width="2.26744in" svg:height="2.16477in"/>
    </style:presentation-page-layout>
    <style:presentation-page-layout style:name="Master1-PPL3" style:display-name="Section Header">
      <presentation:placeholder presentation:object="title" svg:x="1.17in" svg:y="1.61in" svg:width="6.75in" svg:height="2.33in"/>
      <presentation:placeholder presentation:object="outline" svg:x="1.17in" svg:y="4.25in" svg:width="6.75in" svg:height="1in"/>
      <presentation:placeholder presentation:object="date-time" svg:x="7.83333in" svg:y="0.2072in" svg:width="2in" svg:height="0.39931in"/>
      <presentation:placeholder presentation:object="page-number" svg:x="7.83in" svg:y="6.95139in" svg:width="1.24419in" svg:height="0.39931in"/>
      <presentation:placeholder presentation:object="footer" svg:x="1.17in" svg:y="6.95139in" svg:width="5.58in" svg:height="0.39931in"/>
    </style:presentation-page-layout>
    <style:presentation-page-layout style:name="Master1-PPL4" style:display-name="Two Content">
      <presentation:placeholder presentation:object="title" svg:x="0.54in" svg:y="0.66667in" svg:width="3.95486in" svg:height="1.16667in"/>
      <presentation:placeholder presentation:object="object" svg:x="4.90704in" svg:y="2.09521in" svg:width="3.98837in" svg:height="3.15117in"/>
      <presentation:placeholder presentation:object="object" svg:x="0.54326in" svg:y="2.09523in" svg:width="3.98in" svg:height="3.15114in"/>
      <presentation:placeholder presentation:object="date-time" svg:x="7.83333in" svg:y="0.2072in" svg:width="2in" svg:height="0.39931in"/>
      <presentation:placeholder presentation:object="page-number" svg:x="7.83in" svg:y="6.95139in" svg:width="1.24419in" svg:height="0.39931in"/>
      <presentation:placeholder presentation:object="footer" svg:x="0.54in" svg:y="6.95139in" svg:width="5.58in" svg:height="0.39931in"/>
    </style:presentation-page-layout>
    <style:presentation-page-layout style:name="Master1-PPL5" style:display-name="Comparison">
      <presentation:placeholder presentation:object="title" svg:x="0.54in" svg:y="0.66667in" svg:width="3.95421in" svg:height="1.16667in"/>
      <presentation:placeholder presentation:object="outline" svg:x="0.54167in" svg:y="2.09549in" svg:width="3.97917in" svg:height="0.7066in"/>
      <presentation:placeholder presentation:object="object" svg:x="0.54167in" svg:y="3.12847in" svg:width="3.97917in" svg:height="3.15278in"/>
      <presentation:placeholder presentation:object="outline" svg:x="4.91319in" svg:y="2.09549in" svg:width="4.00347in" svg:height="0.7066in"/>
      <presentation:placeholder presentation:object="object" svg:x="4.9132in" svg:y="3.12847in" svg:width="3.99306in" svg:height="3.15278in"/>
      <presentation:placeholder presentation:object="date-time" svg:x="7.83333in" svg:y="0.2072in" svg:width="2in" svg:height="0.39931in"/>
      <presentation:placeholder presentation:object="page-number" svg:x="7.83in" svg:y="6.95139in" svg:width="1.24419in" svg:height="0.39931in"/>
      <presentation:placeholder presentation:object="footer" svg:x="0.54in" svg:y="6.95139in" svg:width="5.58in" svg:height="0.39931in"/>
    </style:presentation-page-layout>
    <style:presentation-page-layout style:name="Master1-PPL6" style:display-name="Title Only">
      <presentation:placeholder presentation:object="date-time" svg:x="7.83333in" svg:y="1.69679in" svg:width="2in" svg:height="0.39931in"/>
      <presentation:placeholder presentation:object="title" svg:x="1.17in" svg:y="1.7in" svg:width="2.26744in" svg:height="2.16477in"/>
      <presentation:placeholder presentation:object="page-number" svg:x="7.83in" svg:y="6.95139in" svg:width="1.24419in" svg:height="0.39931in"/>
      <presentation:placeholder presentation:object="footer" svg:x="1.17in" svg:y="6.95139in" svg:width="5.58in" svg:height="0.39931in"/>
    </style:presentation-page-layout>
    <style:presentation-page-layout style:name="Master1-PPL7" style:display-name="Blank">
      <presentation:placeholder presentation:object="date-time" svg:x="7.83333in" svg:y="0.2072in" svg:width="2in" svg:height="0.39931in"/>
      <presentation:placeholder presentation:object="footer" svg:x="1.17in" svg:y="6.95139in" svg:width="5.58in" svg:height="0.39931in"/>
      <presentation:placeholder presentation:object="page-number" svg:x="7.83in" svg:y="6.95139in" svg:width="1.24419in" svg:height="0.39931in"/>
    </style:presentation-page-layout>
    <style:presentation-page-layout style:name="Master1-PPL8" style:display-name="Content with Caption">
      <presentation:placeholder presentation:object="object" svg:x="4.90972in" svg:y="2.1007in" svg:width="3.99653in" svg:height="3.15972in"/>
      <presentation:placeholder presentation:object="title" svg:x="0.54in" svg:y="0.66319in" svg:width="3.96875in" svg:height="1.13889in"/>
      <presentation:placeholder presentation:object="outline" svg:x="0.54167in" svg:y="2.10069in" svg:width="3.96875in" svg:height="1.98264in"/>
      <presentation:placeholder presentation:object="date-time" svg:x="7.83333in" svg:y="0.2072in" svg:width="2in" svg:height="0.39931in"/>
      <presentation:placeholder presentation:object="page-number" svg:x="7.83in" svg:y="6.95139in" svg:width="1.24419in" svg:height="0.39931in"/>
      <presentation:placeholder presentation:object="footer" svg:x="0.54in" svg:y="6.95139in" svg:width="5.58in" svg:height="0.39931in"/>
    </style:presentation-page-layout>
    <style:presentation-page-layout style:name="Master1-PPL9" style:display-name="Picture with Caption">
      <presentation:placeholder presentation:object="title" svg:x="0.54in" svg:y="0.65625in" svg:width="2.2691in" svg:height="2.16667in"/>
      <presentation:placeholder presentation:object="graphic" svg:x="3.24132in" svg:y="1.80555in" svg:width="6.15451in" svg:height="4.61588in"/>
      <presentation:placeholder presentation:object="outline" svg:x="3.24132in" svg:y="0.67188in" svg:width="4.09201in" svg:height="0.99479in"/>
      <presentation:placeholder presentation:object="date-time" svg:x="7.83333in" svg:y="0.2072in" svg:width="2in" svg:height="0.39931in"/>
      <presentation:placeholder presentation:object="page-number" svg:x="7.83in" svg:y="6.95139in" svg:width="1.24419in" svg:height="0.39931in"/>
      <presentation:placeholder presentation:object="footer" svg:x="0.54in" svg:y="6.95139in" svg:width="5.58in" svg:height="0.39931in"/>
    </style:presentation-page-layout>
    <style:presentation-page-layout style:name="Master1-PPL10" style:display-name="Title and Vertical Text">
      <presentation:placeholder presentation:object="title" svg:x="1.17in" svg:y="1.7in" svg:width="2.26744in" svg:height="2.16477in"/>
      <presentation:placeholder presentation:object="outline" svg:x="3.77778in" svg:y="1.7in" svg:width="4.61757in" svg:height="4.25in"/>
      <presentation:placeholder presentation:object="date-time" svg:x="7.83333in" svg:y="0.2072in" svg:width="2in" svg:height="0.39931in"/>
      <presentation:placeholder presentation:object="footer" svg:x="1.17in" svg:y="6.95139in" svg:width="5.58in" svg:height="0.39931in"/>
      <presentation:placeholder presentation:object="page-number" svg:x="7.83in" svg:y="6.95139in" svg:width="1.24419in" svg:height="0.39931in"/>
    </style:presentation-page-layout>
    <style:presentation-page-layout style:name="Master1-PPL11" style:display-name="Vertical Title and Text">
      <presentation:placeholder presentation:object="title" svg:x="1.17in" svg:y="1.7in" svg:width="2.27in" svg:height="4.25in"/>
      <presentation:placeholder presentation:object="outline" svg:x="3.78in" svg:y="1.7in" svg:width="4.62in" svg:height="4.25in"/>
      <presentation:placeholder presentation:object="date-time" svg:x="7.83333in" svg:y="0.2072in" svg:width="2in" svg:height="0.39931in"/>
      <presentation:placeholder presentation:object="footer" svg:x="1.17in" svg:y="6.95139in" svg:width="5.58in" svg:height="0.39931in"/>
      <presentation:placeholder presentation:object="page-number" svg:x="7.83in" svg:y="6.95139in" svg:width="1.24419in" svg:height="0.39931in"/>
    </style:presentation-page-layout>
    <style:default-style style:family="graphic">
      <style:graphic-properties draw:fill="solid" draw:fill-color="#7c959a" draw:opacity="100%" draw:stroke="solid" svg:stroke-width="0.04208in" svg:stroke-color="#596c70" svg:stroke-opacity="100%"/>
    </style:default-style>
    <draw:gradient draw:name="a0" draw:style="radial" draw:cx="50%" draw:cy="20%" draw:start-color="#5194af" draw:end-color="#a3c3d1" draw:start-intensity="100%" draw:end-intensity="100%"/>
    <draw:gradient draw:name="a92" draw:style="radial" draw:cx="50%" draw:cy="20%" draw:start-color="#5194af" draw:end-color="#a3c3d1" draw:start-intensity="100%" draw:end-intensity="100%"/>
    <draw:gradient draw:name="a403" draw:style="radial" draw:cx="50%" draw:cy="20%" draw:start-color="#5194af" draw:end-color="#a3c3d1" draw:start-intensity="100%" draw:end-intensity="100%"/>
    <draw:gradient draw:name="a35" draw:style="radial" draw:cx="50%" draw:cy="20%" draw:start-color="#5194af" draw:end-color="#a3c3d1" draw:start-intensity="100%" draw:end-intensity="100%"/>
    <draw:gradient draw:name="a226" draw:style="radial" draw:cx="50%" draw:cy="20%" draw:start-color="#5194af" draw:end-color="#a3c3d1" draw:start-intensity="100%" draw:end-intensity="100%"/>
    <draw:gradient draw:name="a297" draw:style="radial" draw:cx="50%" draw:cy="20%" draw:start-color="#5194af" draw:end-color="#a3c3d1" draw:start-intensity="100%" draw:end-intensity="100%"/>
    <draw:gradient draw:name="a166" draw:style="radial" draw:cx="50%" draw:cy="20%" draw:start-color="#5194af" draw:end-color="#a3c3d1" draw:start-intensity="100%" draw:end-intensity="100%"/>
    <draw:gradient draw:name="a358" draw:style="radial" draw:cx="50%" draw:cy="20%" draw:start-color="#5194af" draw:end-color="#a3c3d1" draw:start-intensity="100%" draw:end-intensity="100%"/>
    <draw:gradient draw:name="a244" draw:style="radial" draw:cx="50%" draw:cy="20%" draw:start-color="#5194af" draw:end-color="#a3c3d1" draw:start-intensity="100%" draw:end-intensity="100%"/>
    <draw:gradient draw:name="a429" draw:style="radial" draw:cx="50%" draw:cy="20%" draw:start-color="#5194af" draw:end-color="#a3c3d1" draw:start-intensity="100%" draw:end-intensity="100%"/>
    <draw:gradient draw:name="a114" draw:style="radial" draw:cx="50%" draw:cy="20%" draw:start-color="#5194af" draw:end-color="#a3c3d1" draw:start-intensity="100%" draw:end-intensity="100%"/>
    <draw:gradient draw:name="a57" draw:style="radial" draw:cx="50%" draw:cy="20%" draw:start-color="#5194af" draw:end-color="#a3c3d1" draw:start-intensity="100%" draw:end-intensity="100%"/>
    <draw:gradient draw:name="a393" draw:style="radial" draw:cx="50%" draw:cy="20%" draw:start-color="#5194af" draw:end-color="#a3c3d1" draw:start-intensity="100%" draw:end-intensity="100%"/>
    <draw:gradient draw:name="a323" draw:style="radial" draw:cx="50%" draw:cy="20%" draw:start-color="#5194af" draw:end-color="#a3c3d1" draw:start-intensity="100%" draw:end-intensity="100%"/>
    <draw:gradient draw:name="a258" draw:style="radial" draw:cx="50%" draw:cy="20%" draw:start-color="#5194af" draw:end-color="#a3c3d1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gradient" draw:fill-gradient-name="a3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4">
      <style:drawing-page-properties draw:fill="gradient" draw:fill-gradient-name="a3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.3in" fo:margin-right="0in" fo:text-indent="-0.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Blac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08">
      <text:list-level-style-bullet text:level="1" text:bullet-char="–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bullet text:level="1" text:bullet-char="–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»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»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–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–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»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–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–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–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–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–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–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–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–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»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–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»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»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–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»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25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–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radeshow" style:page-layout-name="pageLayout1" draw:style-name="a1">
      <draw:frame draw:id="id0" presentation:style-name="a5" draw:name="Title Placeholder 1" svg:x="1.17in" svg:y="1.7in" svg:width="2.26744in" svg:height="2.1647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3.77778in" svg:y="1.69186in" svg:width="4.61757in" svg:height="4.2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7.83333in" svg:y="0.2072in" svg:width="2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4" svg:x="1.17in" svg:y="6.95139in" svg:width="5.58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7.83in" svg:y="6.95139in" svg:width="1.24419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presentation:style-name="a40" draw:name="Title 1" svg:x="1.16667in" svg:y="1.53764in" svg:width="6.75in" svg:height="2.46236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6" presentation:style-name="a44" draw:name="Subtitle 2" svg:x="1.16667in" svg:y="4.2715in" svg:width="6.75in" svg:height="1.2285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7" presentation:style-name="a49" draw:name="Date Placeholder 6" svg:x="7.83333in" svg:y="0.2072in" svg:width="2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3" draw:name="Slide Number Placeholder 7" svg:x="7.83in" svg:y="6.95139in" svg:width="1.24419in" svg:height="0.39931in" presentation:class="page-number" presentation:placeholder="false">
        <draw:text-box>
          <text:p text:style-name="a52" text:class-names="" text:cond-style-name=""><text:span text:style-name="a50" text:class-names=""><text:page-number style:num-format="1" text:fixed="false"/></text:span><text:span text:style-name="a51" text:class-names=""/></text:p>
        </draw:text-box>
        <svg:title/>
        <svg:desc/>
      </draw:frame>
      <draw:frame draw:id="id9" presentation:style-name="a56" draw:name="Footer Placeholder 8" svg:x="1.17in" svg:y="6.95139in" svg:width="5.58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0" presentation:style-name="a75" draw:name="Content Placeholder 7" svg:x="3.78in" svg:y="1.69in" svg:width="4.62in" svg:height="4.25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ck to 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Fifth level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" presentation:style-name="a80" draw:name="Date Placeholder 8" svg:x="7.83333in" svg:y="0.2072in" svg:width="2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2" presentation:style-name="a84" draw:name="Slide Number Placeholder 9" svg:x="7.83in" svg:y="6.95139in" svg:width="1.24419in" svg:height="0.39931in" presentation:class="page-number" presentation:placeholder="false">
        <draw:text-box>
          <text:p text:style-name="a83" text:class-names="" text:cond-style-name=""><text:span text:style-name="a81" text:class-names=""><text:page-number style:num-format="1" text:fixed="false"/></text:span><text:span text:style-name="a82" text:class-names=""/></text:p>
        </draw:text-box>
        <svg:title/>
        <svg:desc/>
      </draw:frame>
      <draw:frame draw:id="id13" presentation:style-name="a87" draw:name="Footer Placeholder 10" svg:x="1.17in" svg:y="6.95139in" svg:width="5.58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Title 11" svg:x="1.17in" svg:y="1.7in" svg:width="2.26744in" svg:height="2.16477in" presentation:class="title" presentation:placeholder="false">
        <draw:text-box>
          <text:p text:style-name="a90" text:class-names="" text:cond-style-name=""><text:span text:style-name="a88" text:class-names="">Click to edit Master title style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5" presentation:style-name="a97" draw:name="Title 1" svg:x="1.17in" svg:y="1.61in" svg:width="6.75in" svg:height="2.33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6" presentation:style-name="a101" draw:name="Text Placeholder 2" svg:x="1.17in" svg:y="4.25in" svg:width="6.75in" svg:height="1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17" presentation:style-name="a106" draw:name="Date Placeholder 6" svg:x="7.83333in" svg:y="0.2072in" svg:width="2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10" draw:name="Slide Number Placeholder 7" svg:x="7.83in" svg:y="6.95139in" svg:width="1.24419in" svg:height="0.39931in" presentation:class="page-number" presentation:placeholder="false">
        <draw:text-box>
          <text:p text:style-name="a109" text:class-names="" text:cond-style-name=""><text:span text:style-name="a107" text:class-names=""><text:page-number style:num-format="1" text:fixed="false"/></text:span><text:span text:style-name="a108" text:class-names=""/></text:p>
        </draw:text-box>
        <svg:title/>
        <svg:desc/>
      </draw:frame>
      <draw:frame draw:id="id19" presentation:style-name="a113" draw:name="Footer Placeholder 8" svg:x="1.17in" svg:y="6.95139in" svg:width="5.58in" svg:height="0.39931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0" presentation:style-name="a119" draw:name="Title 1" svg:x="0.54in" svg:y="0.66667in" svg:width="3.95486in" svg:height="1.16667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1" presentation:style-name="a136" draw:name="Content Placeholder 2" svg:x="4.90704in" svg:y="2.09521in" svg:width="3.98837in" svg:height="3.1511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0.54326in" svg:y="2.09523in" svg:width="3.98in" svg:height="3.1511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8" svg:x="7.83333in" svg:y="0.2072in" svg:width="2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2" draw:name="Slide Number Placeholder 9" svg:x="7.83in" svg:y="6.95139in" svg:width="1.24419in" svg:height="0.39931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/></text:span><text:span text:style-name="a160" text:class-names=""/></text:p>
        </draw:text-box>
        <svg:title/>
        <svg:desc/>
      </draw:frame>
      <draw:frame draw:id="id25" presentation:style-name="a165" draw:name="Footer Placeholder 10" svg:x="0.54in" svg:y="6.95139in" svg:width="5.58in" svg:height="0.39931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26" presentation:style-name="a171" draw:name="Title 1" svg:x="0.54in" svg:y="0.66667in" svg:width="3.95421in" svg:height="1.16667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75" draw:name="Text Placeholder 2" svg:x="0.54167in" svg:y="2.09549in" svg:width="3.97917in" svg:height="0.7066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28" presentation:style-name="a192" draw:name="Content Placeholder 3" svg:x="0.54167in" svg:y="3.12847in" svg:width="3.97917in" svg:height="3.15278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Text Placeholder 4" svg:x="4.91319in" svg:y="2.09549in" svg:width="4.00347in" svg:height="0.7066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30" presentation:style-name="a213" draw:name="Content Placeholder 5" svg:x="4.9132in" svg:y="3.12847in" svg:width="3.99306in" svg:height="3.15278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Date Placeholder 9" svg:x="7.83333in" svg:y="0.2072in" svg:width="2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2" draw:name="Slide Number Placeholder 10" svg:x="7.83in" svg:y="6.95139in" svg:width="1.24419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  <draw:frame draw:id="id33" presentation:style-name="a225" draw:name="Footer Placeholder 11" svg:x="0.54in" svg:y="6.95139in" svg:width="5.58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frame draw:id="id34" presentation:style-name="a232" draw:name="Date Placeholder 2" svg:x="7.83333in" svg:y="1.69679in" svg:width="2in" svg:height="0.39931in" presentation:class="date-time" presentation:placeholder="false">
        <draw:text-box>
          <text:p text:style-name="a231" text:class-names="" text:cond-style-name=""><text:span text:style-name="a228" text:class-names=""><text:date text:fixed="false" style:data-style-name="a229"/></text:span><text:span text:style-name="a230" text:class-names=""/></text:p>
        </draw:text-box>
        <svg:title/>
        <svg:desc/>
      </draw:frame>
      <draw:frame draw:id="id35" presentation:style-name="a236" draw:name="Title 4" svg:x="1.17in" svg:y="1.7in" svg:width="2.26744in" svg:height="2.16477in" presentation:class="title" presentation:placeholder="false">
        <draw:text-box>
          <text:p text:style-name="a235" text:class-names="" text:cond-style-name=""><text:span text:style-name="a233" text:class-names="">Click to edit Master title style</text:span><text:span text:style-name="a234" text:class-names=""/></text:p>
        </draw:text-box>
        <svg:title/>
        <svg:desc/>
      </draw:frame>
      <draw:frame draw:id="id36" presentation:style-name="a240" draw:name="Slide Number Placeholder 3" svg:x="7.83in" svg:y="6.95139in" svg:width="1.24419in" svg:height="0.39931in" presentation:class="page-number" presentation:placeholder="false">
        <draw:text-box>
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</draw:text-box>
        <svg:title/>
        <svg:desc/>
      </draw:frame>
      <draw:frame draw:id="id37" presentation:style-name="a243" draw:name="Footer Placeholder 5" svg:x="1.17in" svg:y="6.95139in" svg:width="5.58in" svg:height="0.39931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frame draw:id="id38" presentation:style-name="a250" draw:name="Date Placeholder 1" svg:x="7.83333in" svg:y="0.2072in" svg:width="2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Footer Placeholder 2" svg:x="1.17in" svg:y="6.95139in" svg:width="5.5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Slide Number Placeholder 3" svg:x="7.83in" svg:y="6.95139in" svg:width="1.24419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41" presentation:style-name="a276" draw:name="Content Placeholder 2" svg:x="4.90972in" svg:y="2.1007in" svg:width="3.99653in" svg:height="3.15972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Fifth level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80" draw:name="Title 1" svg:x="0.54in" svg:y="0.66319in" svg:width="3.96875in" svg:height="1.13889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43" presentation:style-name="a284" draw:name="Text Placeholder 3" svg:x="0.54167in" svg:y="2.10069in" svg:width="3.96875in" svg:height="1.9826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44" presentation:style-name="a289" draw:name="Date Placeholder 7" svg:x="7.83333in" svg:y="0.2072in" svg:width="2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3" draw:name="Slide Number Placeholder 8" svg:x="7.83in" svg:y="6.95139in" svg:width="1.24419in" svg:height="0.39931in" presentation:class="page-number" presentation:placeholder="false">
        <draw:text-box>
          <text:p text:style-name="a292" text:class-names="" text:cond-style-name=""><text:span text:style-name="a290" text:class-names=""><text:page-number style:num-format="1" text:fixed="false"/></text:span><text:span text:style-name="a291" text:class-names=""/></text:p>
        </draw:text-box>
        <svg:title/>
        <svg:desc/>
      </draw:frame>
      <draw:frame draw:id="id46" presentation:style-name="a296" draw:name="Footer Placeholder 9" svg:x="0.54in" svg:y="6.95139in" svg:width="5.58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frame draw:id="id47" presentation:style-name="a302" draw:name="Title 1" svg:x="0.54in" svg:y="0.65625in" svg:width="2.2691in" svg:height="2.16667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8" presentation:style-name="a306" draw:name="Picture Placeholder 2" svg:x="3.24132in" svg:y="1.80555in" svg:width="6.15451in" svg:height="4.61588in" presentation:class="graphic" presentation:placeholder="false">
        <draw:text-box>
          <text:p text:style-name="a305" text:class-names="" text:cond-style-name=""><text:span text:style-name="a303" text:class-names="">Click icon to add picture</text:span><text:span text:style-name="a304" text:class-names=""/></text:p>
        </draw:text-box>
        <svg:title/>
        <svg:desc/>
      </draw:frame>
      <draw:frame draw:id="id49" presentation:style-name="a310" draw:name="Text Placeholder 3" svg:x="3.24132in" svg:y="0.67188in" svg:width="4.09201in" svg:height="0.99479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</draw:text-box>
        <svg:title/>
        <svg:desc/>
      </draw:frame>
      <draw:frame draw:id="id50" presentation:style-name="a315" draw:name="Date Placeholder 7" svg:x="7.83333in" svg:y="0.2072in" svg:width="2in" svg:height="0.39931in" presentation:class="date-time" presentation:placeholder="false">
        <draw:text-box>
          <text:p text:style-name="a314" text:class-names="" text:cond-style-name=""><text:span text:style-name="a311" text:class-names=""><text:date text:fixed="false" style:data-style-name="a312"/></text:span><text:span text:style-name="a313" text:class-names=""/></text:p>
        </draw:text-box>
        <svg:title/>
        <svg:desc/>
      </draw:frame>
      <draw:frame draw:id="id51" presentation:style-name="a319" draw:name="Slide Number Placeholder 8" svg:x="7.83in" svg:y="6.95139in" svg:width="1.24419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  <draw:frame draw:id="id52" presentation:style-name="a322" draw:name="Footer Placeholder 9" svg:x="0.54in" svg:y="6.95139in" svg:width="5.58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4">
      <draw:frame draw:id="id53" presentation:style-name="a328" draw:name="Title 1" svg:x="1.17in" svg:y="1.7in" svg:width="2.26744in" svg:height="2.16477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4" presentation:style-name="a345" draw:name="Vertical Text Placeholder 2" svg:x="3.77778in" svg:y="1.7in" svg:width="4.61757in" svg:height="4.25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50" draw:name="Date Placeholder 3" svg:x="7.83333in" svg:y="0.2072in" svg:width="2in" svg:height="0.39931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</draw:text-box>
        <svg:title/>
        <svg:desc/>
      </draw:frame>
      <draw:frame draw:id="id56" presentation:style-name="a353" draw:name="Footer Placeholder 4" svg:x="1.17in" svg:y="6.95139in" svg:width="5.58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57" presentation:style-name="a357" draw:name="Slide Number Placeholder 5" svg:x="7.83in" svg:y="6.95139in" svg:width="1.24419in" svg:height="0.39931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9">
      <draw:frame draw:id="id58" presentation:style-name="a363" draw:name="Vertical Title 1" svg:x="1.17in" svg:y="1.7in" svg:width="2.27in" svg:height="4.25in" presentation:class="title" presentation:placeholder="false">
        <draw:text-box>
          <text:p text:style-name="a362" text:class-names="" text:cond-style-name=""><text:span text:style-name="a360" text:class-names="">Click to edit Master title style</text:span><text:span text:style-name="a361" text:class-names=""/></text:p>
        </draw:text-box>
        <svg:title/>
        <svg:desc/>
      </draw:frame>
      <draw:frame draw:id="id59" presentation:style-name="a380" draw:name="Vertical Text Placeholder 2" svg:x="3.78in" svg:y="1.7in" svg:width="4.62in" svg:height="4.25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6" text:class-names="">Fifth level</text:span><text:span text:style-name="a3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5" draw:name="Date Placeholder 3" svg:x="7.83333in" svg:y="0.2072in" svg:width="2in" svg:height="0.39931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61" presentation:style-name="a388" draw:name="Footer Placeholder 4" svg:x="1.17in" svg:y="6.95139in" svg:width="5.58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62" presentation:style-name="a392" draw:name="Slide Number Placeholder 5" svg:x="7.83in" svg:y="6.95139in" svg:width="1.24419in" svg:height="0.39931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Charlie Time</dc:title>
    <meta:initial-creator>Charlie</meta:initial-creator>
    <dc:creator>Charlie</dc:creator>
    <meta:creation-date>2015-10-11T07:44:30Z</meta:creation-date>
    <dc:date>2015-10-11T07:48:16Z</dc:date>
    <meta:template xlink:href="TM01859861%5b%5bfn=Tradeshow%5d%5d" xlink:type="simple"/>
    <meta:editing-cycles>1</meta:editing-cycles>
    <meta:editing-duration>PT176S</meta:editing-duration>
    <meta:document-statistic meta:paragraph-count="12" meta:word-count="33"/>
  </office:meta>
</office:document-meta>
</file>